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F0000005268943CD8.png" manifest:media-type="image/png"/>
  <manifest:file-entry manifest:full-path="Pictures/1000000100000369000000ACBBB38869.png" manifest:media-type="image/png"/>
  <manifest:file-entry manifest:full-path="Pictures/10003D320000443700000D702226A4D0.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writing-mode="lr-tb"/>
    </style:style>
    <style:style style:name="Tabelle1.A" style:family="table-column">
      <style:table-column-properties style:column-width="5.667cm" style:rel-column-width="2184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5pt solid #000000"/>
    </style:style>
    <style:style style:name="P1" style:family="paragraph" style:parent-style-name="Header">
      <style:paragraph-properties fo:text-align="start" style:justify-single-word="false"/>
    </style:style>
    <style:style style:name="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P5" style:family="paragraph" style:parent-style-name="Footer">
      <style:text-properties officeooo:paragraph-rsid="0042f33b"/>
    </style:style>
    <style:style style:name="P6" style:family="paragraph" style:parent-style-name="Standard">
      <style:text-properties officeooo:rsid="00914270" officeooo:paragraph-rsid="00914270"/>
    </style:style>
    <style:style style:name="P7" style:family="paragraph" style:parent-style-name="Table_20_Contents">
      <style:text-properties officeooo:rsid="00914270" officeooo:paragraph-rsid="00914270"/>
    </style:style>
    <style:style style:name="P8" style:family="paragraph" style:parent-style-name="Table_20_Contents">
      <style:text-properties officeooo:rsid="00914270" officeooo:paragraph-rsid="0092b4c9"/>
    </style:style>
    <style:style style:name="P9" style:family="paragraph" style:parent-style-name="Standard">
      <style:text-properties officeooo:rsid="0092b4c9" officeooo:paragraph-rsid="0092b4c9"/>
    </style:style>
    <style:style style:name="P10" style:family="paragraph" style:parent-style-name="Table_20_Contents">
      <style:text-properties officeooo:rsid="0092b4c9" officeooo:paragraph-rsid="0092b4c9"/>
    </style:style>
    <style:style style:name="P11" style:family="paragraph" style:parent-style-name="Standard">
      <style:text-properties fo:font-size="14pt" fo:font-weight="bold" officeooo:rsid="0092b4c9" officeooo:paragraph-rsid="0092b4c9" style:font-size-asian="14pt" style:font-weight-asian="bold" style:font-size-complex="14pt" style:font-weight-complex="bold"/>
    </style:style>
    <style:style style:name="P12" style:family="paragraph" style:parent-style-name="Standard">
      <style:text-properties officeooo:rsid="009607c5" officeooo:paragraph-rsid="009607c5"/>
    </style:style>
    <style:style style:name="P13" style:family="paragraph" style:parent-style-name="Table_20_Contents">
      <style:text-properties officeooo:rsid="00938101" officeooo:paragraph-rsid="00938101"/>
    </style:style>
    <style:style style:name="P14" style:family="paragraph" style:parent-style-name="Table_20_Contents">
      <style:text-properties officeooo:rsid="00943524" officeooo:paragraph-rsid="00943524"/>
    </style:style>
    <style:style style:name="P15" style:family="paragraph" style:parent-style-name="Standard">
      <style:text-properties officeooo:rsid="00984f27" officeooo:paragraph-rsid="00984f27"/>
    </style:style>
    <style:style style:name="P16" style:family="paragraph" style:parent-style-name="Table_20_Contents">
      <style:text-properties officeooo:rsid="0099a892" officeooo:paragraph-rsid="0099a892"/>
    </style:style>
    <style:style style:name="P17" style:family="paragraph" style:parent-style-name="Title" style:master-page-name="Standard">
      <style:paragraph-properties style:page-number="auto"/>
      <style:text-properties officeooo:rsid="00914270" officeooo:paragraph-rsid="00914270"/>
    </style:style>
    <style:style style:name="P18" style:family="paragraph" style:parent-style-name="Header">
      <style:paragraph-properties fo:text-align="start" style:justify-single-word="false"/>
    </style:style>
    <style:style style:name="P19" style:family="paragraph" style:parent-style-name="Heading_20_1">
      <style:text-properties officeooo:rsid="00914270" officeooo:paragraph-rsid="00914270"/>
    </style:style>
    <style:style style:name="P20" style:family="paragraph" style:parent-style-name="Heading_20_2">
      <style:text-properties officeooo:rsid="00914270" officeooo:paragraph-rsid="00914270"/>
    </style:style>
    <style:style style:name="T1" style:family="text">
      <style:text-properties fo:color="#666666" loext:opacity="100%" style:font-name="Century Gothic" fo:font-size="9pt" officeooo:rsid="0059e969"/>
    </style:style>
    <style:style style:name="T2" style:family="text">
      <style:text-properties officeooo:rsid="0059e969"/>
    </style:style>
    <style:style style:name="T3" style:family="text">
      <style:text-properties style:use-window-font-color="true" loext:opacity="0%" fo:font-weight="bold" style:font-weight-asian="bold" style:font-weight-complex="bold"/>
    </style:style>
    <style:style style:name="T4" style:family="text">
      <style:text-properties fo:color="#ff6633" loext:opacity="100%"/>
    </style:style>
    <style:style style:name="T5" style:family="text">
      <style:text-properties officeooo:rsid="00914270"/>
    </style:style>
    <style:style style:name="T6" style:family="text">
      <style:text-properties officeooo:rsid="0092b4c9"/>
    </style:style>
    <style:style style:name="T7" style:family="text">
      <style:text-properties officeooo:rsid="00984f27"/>
    </style:style>
    <style:style style:name="T8" style:family="text">
      <style:text-properties officeooo:rsid="00994ed3"/>
    </style:style>
    <style:style style:name="fr1"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leitung</text:p>
      <text:h text:style-name="P19" text:outline-level="1">Seite erstellen</text:h>
      <text:h text:style-name="P20" text:outline-level="2">Seitenobjekt erstellen</text:h>
      <text:p text:style-name="P6">Die Seite entweder per Drag&amp;Drop von der Titelleiste an den gewünschten Ort ziehen, oder via Rechtsklick auf die Oberseite und Auswahl von «Weitere Optionen…» «Neu erstellen-Assistent» eine neue Seite am gewünschten Ort erzeugen.</text:p>
      <text:h text:style-name="Heading_20_2" text:outline-level="2">Zu erfassende Daten</text:h>
      <text:p text:style-name="P6">Folgende Daten sollten für eine gute Auffindbarkeit immer erfasst werden:</text:p>
      <table:table table:name="Tabelle1" table:style-name="Tabelle1">
        <table:table-column table:style-name="Tabelle1.A" table:number-columns-repeated="3"/>
        <table:table-row>
          <table:table-cell table:style-name="Tabelle1.A1" office:value-type="string">
            <text:p text:style-name="P7">Feld</text:p>
          </table:table-cell>
          <table:table-cell table:style-name="Tabelle1.A1" office:value-type="string">
            <text:p text:style-name="P7">Inhalt</text:p>
          </table:table-cell>
          <table:table-cell table:style-name="Tabelle1.C1" office:value-type="string">
            <text:p text:style-name="P7">Beispiel</text:p>
          </table:table-cell>
        </table:table-row>
        <table:table-row>
          <table:table-cell table:style-name="Tabelle1.A2" office:value-type="string">
            <text:p text:style-name="P7"><text:span text:style-name="T8">URL</text:span>- und Seitenbaumtitel</text:p>
          </table:table-cell>
          <table:table-cell table:style-name="Tabelle1.A2" office:value-type="string">
            <text:p text:style-name="P7">Die Bezeichnung der Seite im Seitenbaum und in der URL</text:p>
          </table:table-cell>
          <table:table-cell table:style-name="Tabelle1.C2" office:value-type="string">
            <text:p text:style-name="P7">Gallery</text:p>
          </table:table-cell>
        </table:table-row>
        <table:table-row>
          <table:table-cell table:style-name="Tabelle1.A2" office:value-type="string">
            <text:p text:style-name="P7">Seitentitel und Menuanzeige</text:p>
          </table:table-cell>
          <table:table-cell table:style-name="Tabelle1.A2" office:value-type="string">
            <text:p text:style-name="P7">Die Bezeichnung der Seite in Menus auf der Website</text:p>
          </table:table-cell>
          <table:table-cell table:style-name="Tabelle1.C2" office:value-type="string">
            <text:p text:style-name="P7">Galerie</text:p>
          </table:table-cell>
        </table:table-row>
        <table:table-row>
          <table:table-cell table:style-name="Tabelle1.A2" office:value-type="string">
            <text:p text:style-name="P16">Langer Seitentitel</text:p>
          </table:table-cell>
          <table:table-cell table:style-name="Tabelle1.A2" office:value-type="string">
            <text:p text:style-name="P16">Slogan der Seite, wird auf dem Hero-Bild angezeigt</text:p>
          </table:table-cell>
          <table:table-cell table:style-name="Tabelle1.C2" office:value-type="string">
            <text:p text:style-name="P16">Willkommen beim CSBP</text:p>
          </table:table-cell>
        </table:table-row>
        <table:table-row>
          <table:table-cell table:style-name="Tabelle1.A2" office:value-type="string">
            <text:p text:style-name="P7">Titel für Suchmaschinen</text:p>
          </table:table-cell>
          <table:table-cell table:style-name="Tabelle1.A2" office:value-type="string">
            <text:p text:style-name="P7">Bestehend aus 4-8 Wörtern (KeyWords), wird als Titel in den Suchmaschinen angezeigt</text:p>
          </table:table-cell>
          <table:table-cell table:style-name="Tabelle1.C2" office:value-type="string">
            <text:p text:style-name="P7">Bilder von Berger des Pyrénées in der Schweiz</text:p>
          </table:table-cell>
        </table:table-row>
        <table:table-row>
          <table:table-cell table:style-name="Tabelle1.A2" office:value-type="string">
            <text:p text:style-name="P7">Beschreibung</text:p>
          </table:table-cell>
          <table:table-cell table:style-name="Tabelle1.A2" office:value-type="string">
            <text:p text:style-name="P7">Bestehend aus 20 Wörtern, wird in Suchmaschinen angezeigt als Beschreibung des Inhalts der Seite</text:p>
          </table:table-cell>
          <table:table-cell table:style-name="Tabelle1.C2" office:value-type="string">
            <text:p text:style-name="P7">Fotos vom kleinsten französischen Hirtenhund, dem Berger des Pyrénées. Welpen, spielende und arbeitende Hunde beider Varietäten.</text:p>
          </table:table-cell>
        </table:table-row>
        <table:table-row>
          <table:table-cell table:style-name="Tabelle1.A2" office:value-type="string">
            <text:p text:style-name="P7">Inde<text:span text:style-name="T6">x</text:span> dieser Seite</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Dieser Seite folgen</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Kanonischer Link</text:p>
          </table:table-cell>
          <table:table-cell table:style-name="Tabelle1.A2" office:value-type="string">
            <text:p text:style-name="P10">Anweisung für Suchmaschinen</text:p>
          </table:table-cell>
          <table:table-cell table:style-name="Tabelle1.C2" office:value-type="string">
            <text:p text:style-name="P10">Nie manuell erfassen</text:p>
          </table:table-cell>
        </table:table-row>
        <table:table-row>
          <table:table-cell table:style-name="Tabelle1.A2" office:value-type="string">
            <text:p text:style-name="P10">Änderungshäufigkeit</text:p>
          </table:table-cell>
          <table:table-cell table:style-name="Tabelle1.A2" office:value-type="string">
            <text:p text:style-name="P10">Wie oft soll die Suchmaschine die Seite indexieren</text:p>
          </table:table-cell>
          <table:table-cell table:style-name="Tabelle1.C2" office:value-type="string">
            <text:p text:style-name="P10">Meistens auf «Monatlich» belassen</text:p>
          </table:table-cell>
        </table:table-row>
        <table:table-row>
          <table:table-cell table:style-name="Tabelle1.A2" office:value-type="string">
            <text:p text:style-name="P10">Priorität</text:p>
          </table:table-cell>
          <table:table-cell table:style-name="Tabelle1.A2" office:value-type="string">
            <text:p text:style-name="P10">Wie wichtig ist die Seite im Kontext der gesamten Website</text:p>
          </table:table-cell>
          <table:table-cell table:style-name="Tabelle1.C2" office:value-type="string">
            <text:p text:style-name="P10">Bei Hauptthemen auf 0.8, bei allgemeinem Inhalt auf 0.5 und bei Archiv/weniger wichtigem Inhalt auf 0.3 setzen</text:p>
          </table:table-cell>
        </table:table-row>
        <table:table-row>
          <table:table-cell table:style-name="Tabelle1.A2" office:value-type="string">
            <text:p text:style-name="P10">OpenGraph (Titel, Beschreibung und Bild)</text:p>
          </table:table-cell>
          <table:table-cell table:style-name="Tabelle1.A2" office:value-type="string">
            <text:p text:style-name="P10">Damit kann gesteuert werden, wie Suchmaschinen diese Seite in den Suchresultaten <text:soft-page-break/>anzeigen<text:line-break/></text:p>
          </table:table-cell>
          <table:table-cell table:style-name="Tabelle1.C2" office:value-type="string">
            <text:p text:style-name="P10">Inhalt analog Reiter SEO</text:p>
          </table:table-cell>
        </table:table-row>
        <table:table-row>
          <table:table-cell table:style-name="Tabelle1.A2" office:value-type="string">
            <text:p text:style-name="P10">X/Twitter (Titel, Beschreibung und Bild</text:p>
          </table:table-cell>
          <table:table-cell table:style-name="Tabelle1.A2" office:value-type="string">
            <text:p text:style-name="P10">Wie OpenGraph</text:p>
          </table:table-cell>
          <table:table-cell table:style-name="Tabelle1.C2" office:value-type="string">
            <text:p text:style-name="P10">Inhalt analog Reiter SEO</text:p>
          </table:table-cell>
        </table:table-row>
        <table:table-row>
          <table:table-cell table:style-name="Tabelle1.A2" office:value-type="string">
            <text:p text:style-name="P13">Zusammenfassung</text:p>
          </table:table-cell>
          <table:table-cell table:style-name="Tabelle1.A2" office:value-type="string">
            <text:p text:style-name="P13">Wird für die Suchmaschinen verwendet und im Code der Website ausgegeben</text:p>
          </table:table-cell>
          <table:table-cell table:style-name="Tabelle1.C2" office:value-type="string">
            <text:p text:style-name="P13">Inhalt ähnlich wie Beschreibung im Reiter SEO (bitte aber keine Kopie!)</text:p>
          </table:table-cell>
        </table:table-row>
        <table:table-row>
          <table:table-cell table:style-name="Tabelle1.A2" office:value-type="string">
            <text:p text:style-name="P13">Schlagworte</text:p>
          </table:table-cell>
          <table:table-cell table:style-name="Tabelle1.A2" office:value-type="string">
            <text:p text:style-name="P13">KeyWords, kommasepariert, welche im Inhalt der Seite beschrieben werden</text:p>
          </table:table-cell>
          <table:table-cell table:style-name="Tabelle1.C2" office:value-type="string">
            <text:p text:style-name="P13">Foto, Welpen, Berger, Pyrénées, Face Rase, Museau Normal, (5-10 Stichworte)</text:p>
          </table:table-cell>
        </table:table-row>
        <table:table-row>
          <table:table-cell table:style-name="Tabelle1.A2" office:value-type="string">
            <text:p text:style-name="P13">Titelbild</text:p>
          </table:table-cell>
          <table:table-cell table:style-name="Tabelle1.A2" office:value-type="string">
            <text:p text:style-name="P13">In Menus als optischer Fixpunkt verwendet</text:p>
          </table:table-cell>
          <table:table-cell table:style-name="Tabelle1.C2" office:value-type="string">
            <text:p text:style-name="P13">Foto, eher quadratisch für Menus<text:line-break/><text:span text:style-name="T7">Im Editor 4:3 auswählen für alle Auflösungen</text:span></text:p>
          </table:table-cell>
        </table:table-row>
        <table:table-row>
          <table:table-cell table:style-name="Tabelle1.A2" office:value-type="string">
            <text:p text:style-name="P14">Seite sichtbar</text:p>
          </table:table-cell>
          <table:table-cell table:style-name="Tabelle1.A2" office:value-type="string">
            <text:p text:style-name="P14">Eingeschaltet ist die Seite sichtbar, ausgeschaltet ist sie für die Websitebesucher unsichtbar</text:p>
          </table:table-cell>
          <table:table-cell table:style-name="Tabelle1.C2" office:value-type="string">
            <text:p text:style-name="P14">Normal ein</text:p>
          </table:table-cell>
        </table:table-row>
        <table:table-row>
          <table:table-cell table:style-name="Tabelle1.A2" office:value-type="string">
            <text:p text:style-name="P14">Seite in Menüs aktiviert</text:p>
          </table:table-cell>
          <table:table-cell table:style-name="Tabelle1.A2" office:value-type="string">
            <text:p text:style-name="P14">Wenn eingeschaltet ist die Seite in Menüs sichtbar und kann angeklickt werden</text:p>
          </table:table-cell>
          <table:table-cell table:style-name="Tabelle1.C2" office:value-type="string">
            <text:p text:style-name="P14">Normal ein</text:p>
          </table:table-cell>
        </table:table-row>
        <table:table-row>
          <table:table-cell table:style-name="Tabelle1.A2" office:value-type="string">
            <text:p text:style-name="P14">Veröffentlichungsdatum, Ablaufdatum</text:p>
          </table:table-cell>
          <table:table-cell table:style-name="Tabelle1.A2" office:value-type="string">
            <text:p text:style-name="P14">Periode in der die Seite sichtbar sein soll</text:p>
          </table:table-cell>
          <table:table-cell table:style-name="Tabelle1.C2" office:value-type="string">
            <text:p text:style-name="P14">Normal leer</text:p>
          </table:table-cell>
        </table:table-row>
        <table:table-row>
          <table:table-cell table:style-name="Tabelle1.A2" office:value-type="string">
            <text:p text:style-name="P14">Auf Unterseite ausdehnen</text:p>
          </table:table-cell>
          <table:table-cell table:style-name="Tabelle1.A2" office:value-type="string">
            <text:p text:style-name="P14">Die vorher definierte Periode der Sichtbarkeit gilt auch für Unterseiten</text:p>
          </table:table-cell>
          <table:table-cell table:style-name="Tabelle1.C2" office:value-type="string">
            <text:p text:style-name="P14">Normal aus</text:p>
          </table:table-cell>
        </table:table-row>
        <table:table-row>
          <table:table-cell table:style-name="Tabelle1.A2" office:value-type="string">
            <text:p text:style-name="P14">Hinweis-Beschreibung</text:p>
          </table:table-cell>
          <table:table-cell table:style-name="Tabelle1.A2" office:value-type="string">
            <text:p text:style-name="P14">Interne Notizen für die Redakteure</text:p>
          </table:table-cell>
          <table:table-cell table:style-name="Tabelle1.C2" office:value-type="string">
            <text:p text:style-name="P14">Normal leer</text:p>
          </table:table-cell>
        </table:table-row>
      </table:table>
      <text:p text:style-name="P6"/>
      <text:p text:style-name="P9">Anmerkung: Aus den Feldern «Seitentitel und Menuanzeige» und «Titel für Suchmaschinen» wird der im Browser und in Suchmaschinen gezeigte Titel zusammen gesetzt. Zusätzlich wird die Bezeichnung der Organisation verwendet:<text:line-break/><text:line-break/>&lt;Seitentitel und Menuanzeige&gt; : &lt;Titel für Suchmaschinen&gt; | &lt;Organisation&gt;<text:line-break/><text:line-break/>Galerie : <text:span text:style-name="T5">Bilder von Berger des Pyrénées in der Schweiz </text:span>| Club Suisse du Berger des Pyrénées</text:p>
      <text:p text:style-name="P9">Der ganze Eintrag z.B. in Google sieht dann so aus:</text:p>
      <table:table table:name="Tabelle2" table:style-name="Tabelle2">
        <table:table-column table:style-name="Tabelle2.A"/>
        <table:table-row>
          <table:table-cell table:style-name="Tabelle2.A1" office:value-type="string">
            <text:p text:style-name="P11">Galerie : <text:span text:style-name="T5">Bilder von Berger des Pyrénées in der Schweiz </text:span>| Club Suisse du Berger des Pyrénées</text:p>
            <text:p text:style-name="P8">Fotos vom kleinsten französischen Hirtenhund, dem Berger des Pyrénées. Welpen, spielende <text:soft-page-break/>und arbeitende Hunde beider Varietäten.</text:p>
          </table:table-cell>
        </table:table-row>
      </table:table>
      <text:p text:style-name="P9"/>
      <text:h text:style-name="Heading_20_2" text:outline-level="2">Spezielle Seiten</text:h>
      <text:p text:style-name="P15">Für die diversen Aufgaben sind spezielle Seitentypen definiert worden. Die Aufgaben und die Handhabung der verschiedenen Seitentypen wird hier nachfolgend beschrieben:</text:p>
      <text:h text:style-name="Heading_20_3" text:outline-level="3">Startseite</text:h>
      <text:p text:style-name="P15">Die Startseite wird im allgemeinen nur ein einziges Mal verwendet, nämlich als Zielseite unter der Adresse <text:a xlink:type="simple" xlink:href="http://www.csbp.ch/" text:style-name="Internet_20_link" text:visited-style-name="Visited_20_Internet_20_Link">www.csbp.ch</text:a>. Auf der Startseite können unterhalb des grafischen Menüs weitere Abschnitte und Inhaltselemente erfasst werden.</text:p>
      <text:p text:style-name="P15">Die Hauptaufgabe der Startseite ist es, die Fusszeile zu definieren. Die Fusszeile wird auf allen anderen Seiten automatisch angezeigt. D.h. für Anpassungen der Fusszeile muss auf die Startseite navigiert werden um diese dort zu erfassen. Eventuell ist anschliessend der Seiten-Cache aller Seiten zu aktualisieren (click auf Blitz-Symbol).</text:p>
      <text:p text:style-name="P9"/>
      <text:p text:style-name="P9"/>
      <text:p text:style-name="P9"/>
      <text:p text:style-name="P9"/>
      <text:p text:style-name="P9"/>
      <text:p text:style-name="P12">Memo</text:p>
      <text:p text:style-name="P12"/>
      <text:p text:style-name="P12"># Set default upload folder to "fileadmin/page_upload" on PID 1</text:p>
      <text:p text:style-name="P12">[traverse(page, "uid") == 1]</text:p>
      <text:p text:style-name="P12"><text:s text:c="4"/>options.defaultUploadFolder = 1:/page_upload/</text:p>
      <text:p text:style-name="P12">[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1cm" style:contextual-spacing="false" fo:orphans="2" fo:widows="2" style:page-number="auto" style:writing-mode="lr-tb"/>
      <style:text-properties style:use-window-font-color="true" loext:opacity="0%" style:font-name="Core Sans G 35 Light" fo:font-family="'Core Sans G 35 Light'" style:font-style-name="Standard" style:font-family-generic="swiss" style:font-pitch="variable"/>
    </style:style>
    <style:style style:name="Heading" style:family="paragraph" style:parent-style-name="Standard" style:next-style-name="Standard" style:class="text">
      <style:paragraph-properties fo:margin-top="0.423cm" fo:margin-bottom="0.212cm" style:contextual-spacing="false" fo:keep-with-next="always">
        <style:tab-stops/>
      </style:paragraph-properties>
      <style:text-properties style:font-name="Core Sans G 65 Bold" fo:font-family="'Core Sans G 65 Bold'" style:font-style-name="Standard" style:font-family-generic="swiss" style:font-pitch="variable" fo:font-size="16pt" fo:font-weight="normal"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master-page-name="">
      <style:paragraph-properties fo:margin-top="0.3cm" fo:margin-bottom="0cm" style:contextual-spacing="false" fo:line-height="100%" fo:text-align="start" style:justify-single-word="false" style:page-number="auto" style:shadow="none" text:number-lines="false" text:line-number="0" style:vertical-align="middle">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master-page-name="">
      <style:paragraph-properties fo:margin-top="0cm" fo:margin-bottom="0cm" style:contextual-spacing="false" fo:line-height="100%" fo:text-align="center" style:justify-single-word="false" fo:orphans="0" fo:widows="0" fo:hyphenation-ladder-count="no-limit" style:page-number="auto" fo:padding-left="0cm" fo:padding-right="0cm" fo:padding-top="0.035cm" fo:padding-bottom="0cm" fo:border-left="none" fo:border-right="none" fo:border-top="0.51pt solid #15abbf" fo:border-bottom="none" text:number-lines="false" text:line-number="0" style:vertical-align="middle">
        <style:tab-stops/>
      </style:paragraph-properties>
      <style:text-properties fo:color="#666666" loext:opacity="100%" fo:font-size="9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master-page-name="">
      <loext:graphic-properties draw:fill="none" draw:fill-color="#99ccff"/>
      <style:paragraph-properties fo:margin-top="0cm" fo:margin-bottom="0cm" style:contextual-spacing="true" fo:line-height="100%" style:page-number="auto" fo:background-color="transparent" fo:padding="0cm" fo:border="none" style:shadow="none" text:number-lines="false" text:line-number="0">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Adresse" style:family="paragraph" style:parent-style-name="Standard" style:next-style-name="Datum" style:master-page-name="">
      <style:paragraph-properties fo:margin-top="2.75cm" fo:margin-bottom="1cm" style:contextual-spacing="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Datum" style:family="paragraph" style:parent-style-name="Standard" style:next-style-name="Betreff" style:master-page-name="">
      <style:paragraph-properties style:page-number="auto"/>
    </style:style>
    <style:style style:name="Betreff" style:family="paragraph" style:parent-style-name="Standard" style:next-style-name="Betreff_5f_Zusatz">
      <style:paragraph-properties fo:margin-top="0cm" fo:margin-bottom="0cm" style:contextual-spacing="false"/>
      <style:text-properties style:use-window-font-color="true" loext:opacity="0%" style:font-name="Core Sans G 55 Medium" fo:font-family="'Core Sans G 55 Medium'" style:font-style-name="Standard" style:font-family-generic="swiss" style:font-pitch="variable" fo:font-weight="normal"/>
    </style:style>
    <style:style style:name="Betreff_5f_Zusatz" style:display-name="Betreff_Zusatz" style:family="paragraph" style:parent-style-name="Standard" style:next-style-name="Standard">
      <style:text-properties fo:color="#5983b0" loext:opacity="100%" style:font-name="Core Sans G 55 Medium" fo:font-family="'Core Sans G 55 Medium'" style:font-style-name="Standard" style:font-family-generic="swiss" style:font-pitch="variable" fo:font-size="16pt" fo:font-weight="normal"/>
    </style:style>
    <style:style style:name="Rechnung" style:family="paragraph" style:parent-style-name="Standard">
      <style:paragraph-properties fo:margin-top="0cm" fo:margin-bottom="0cm" style:contextual-spacing="false">
        <style:tab-stops>
          <style:tab-stop style:position="8.999cm"/>
          <style:tab-stop style:position="11.501cm"/>
          <style:tab-stop style:position="14.499cm" style:type="right"/>
          <style:tab-stop style:position="16.799cm" style:type="right"/>
        </style:tab-stops>
      </style:paragraph-properties>
      <style:text-properties fo:font-size="11pt" style:font-size-asian="11pt" style:font-size-complex="11pt"/>
    </style:style>
    <style:style style:name="RechnungTotal" style:family="paragraph" style:parent-style-name="Rechnung" style:next-style-name="Rechnung">
      <style:paragraph-properties fo:margin-top="0cm" fo:margin-bottom="0.21cm" style:contextual-spacing="false"/>
      <style:text-properties style:font-name="Core Sans G 55 Medium" fo:font-family="'Core Sans G 55 Medium'" style:font-style-name="Standard" style:font-family-generic="swiss" style:font-pitch="variable" fo:font-weight="normal"/>
    </style:style>
    <style:style style:name="Table_20_Heading" style:display-name="Table Heading" style:family="paragraph" style:parent-style-name="Table_20_Contents" style:class="extra">
      <loext:graphic-properties draw:fill="none" draw:fill-color="#808080"/>
      <style:paragraph-properties fo:margin-top="0cm" fo:margin-bottom="0cm" style:contextual-spacing="false" fo:line-height="150%" fo:text-align="start" style:justify-single-word="false" fo:background-color="transparent" style:shadow="none" text:number-lines="false" text:line-number="0">
        <style:tab-stops/>
      </style:paragraph-properties>
      <style:text-properties fo:color="#ffffff" loext:opacity="100%" style:font-name="Core Sans G 55 Medium" fo:font-family="'Core Sans G 55 Medium'" style:font-style-name="Standard" style:font-family-generic="swiss" style:font-pitch="variable" fo:font-weight="normal"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left="1cm" fo:margin-right="0cm" fo:margin-top="0.499cm" fo:margin-bottom="0.25cm" style:contextual-spacing="false" fo:text-indent="-1cm" style:auto-text-indent="false" style:page-number="auto"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left="1cm" fo:margin-right="0cm" fo:margin-top="0.25cm" fo:margin-bottom="0.131cm" style:contextual-spacing="false" fo:text-indent="-1cm" style:auto-text-indent="false">
        <style:tab-stops/>
      </style:paragraph-properties>
      <style:text-properties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1cm" fo:margin-right="0cm" fo:margin-top="0.131cm" fo:margin-bottom="0cm" style:contextual-spacing="false" fo:text-indent="-1cm" style:auto-text-indent="false">
        <style:tab-stops/>
      </style:paragraph-properties>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2pt" fo:font-weight="normal" style:font-size-asian="28pt" style:font-weight-asian="bold" style:font-size-complex="28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983b0" loext:opacity="100%" style:font-name="Core Sans G 55 Medium" fo:font-family="'Core Sans G 55 Medium'" style:font-style-name="Standard" style:font-family-generic="swiss" style:font-pitch="variable"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fo:background-color="transparent" draw:fill="none" draw:fill-color="#99ccf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cm" fo:text-indent="-2cm" fo:margin-left="1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cm" fo:text-indent="-2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cm" fo:text-indent="-2cm" fo:margin-left="1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cm" fo:text-indent="-2cm" fo:margin-left="1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cm" fo:text-indent="-2cm" fo:margin-left="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cm" fo:text-indent="-2cm" fo:margin-left="1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1cm" fo:text-indent="-2cm" fo:margin-left="1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1cm" fo:text-indent="-2cm" fo:margin-left="1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1cm" fo:text-indent="-2cm" fo:margin-left="1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1cm" fo:text-indent="-2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M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M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MP5" style:family="paragraph" style:parent-style-name="Footer">
      <style:text-properties officeooo:paragraph-rsid="0042f33b"/>
    </style:style>
    <style:style style:name="MT1" style:family="text">
      <style:text-properties fo:color="#666666" loext:opacity="100%" style:font-name="Century Gothic" fo:font-size="9pt" officeooo:rsid="0059e969"/>
    </style:style>
    <style:style style:name="MT2" style:family="text">
      <style:text-properties officeooo:rsid="0059e969"/>
    </style:style>
    <style:style style:name="MT3" style:family="text">
      <style:text-properties style:use-window-font-color="true" loext:opacity="0%" fo:font-weight="bold" style:font-weight-asian="bold" style:font-weight-complex="bold"/>
    </style:style>
    <style:style style:name="MT4" style:family="text">
      <style:text-properties fo:color="#ff6633" loext:opacity="100%"/>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267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101cm" style:dynamic-spacing="true"/>
      </style:header-style>
      <style:footer-style>
        <style:header-footer-properties fo:min-height="1.499cm" fo:margin-left="0cm" fo:margin-right="0cm" fo:margin-top="0.199cm" fo:border-top="0.51pt solid #b3b3b3" fo:border-bottom="none" fo:border-left="none" fo:border-right="none" fo:padding="0cm" style:shadow="none" style:dynamic-spacing="true"/>
      </style:footer-style>
    </style:page-layout>
    <style:page-layout style:name="Mpm2"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3"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header-footer-properties fo:min-height="1.099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draw:frame draw:style-name="Mfr1" draw:name="Bild2" text:anchor-type="char" svg:width="5.59cm" svg:height="1.101cm" draw:z-index="1"><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p>
      </style:header>
      <style:header-first>
        <text:p text:style-name="MP1"><draw:frame draw:style-name="Mfr1" draw:name="Bild1" text:anchor-type="char" svg:width="5.59cm" svg:height="1.101cm" draw:z-index="2"><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tab/></text:p>
      </style:header-first>
      <style:footer>
        <text:p text:style-name="MP2">- <text:page-number text:select-page="current">3</text:page-number>/<text:page-count>3</text:page-count> -</text:p>
      </style:footer>
      <style:footer-first>
        <text:p text:style-name="MP3">conPassione gmbh . <text:span text:style-name="MT1">Dornereweg</text:span> 1 . CH-366<text:span text:style-name="MT2">5</text:span> <text:span text:style-name="MT2">Wattenwil</text:span> <text:s/>Fon +41 33 345 00 92<text:line-break/>CHE-108.257.709 MWST . <text:span text:style-name="MT3">www.conpassione.ch</text:span> . info@conpassione.ch</text:p>
      </style:footer-first>
    </style:master-page>
    <style:master-page style:name="Right_20_Page" style:display-name="Right Page" style:page-layout-name="Mpm2" draw:style-name="Mdp1">
      <style:header>
        <text:p text:style-name="Header_20_right"><draw:frame draw:style-name="Mfr2" draw:name="Grafik3" text:anchor-type="paragraph" svg:width="7.562cm" svg:height="0.951cm" draw:z-index="0"><draw:image xlink:href="Pictures/100000010000028F0000005268943CD8.png" xlink:type="simple" xlink:show="embed" xlink:actuate="onLoad" draw:mime-type="image/png"/></draw:frame><text:tab/><text:tab/><text:page-number text:select-page="current">0</text:page-number>/<text:page-count>3</text:page-count></text:p>
      </style:header>
    </style:master-page>
    <style:master-page style:name="Left_20_Page" style:display-name="Left Page" style:page-layout-name="Mpm3" draw:style-name="Mdp1">
      <style:header>
        <text:p text:style-name="MP4"><draw:frame draw:style-name="Mfr2" draw:name="Grafik2" text:anchor-type="paragraph" svg:width="7.562cm" svg:height="0.951cm" draw:z-index="0"><draw:image xlink:href="Pictures/100000010000028F0000005268943CD8.png" xlink:type="simple" xlink:show="embed" xlink:actuate="onLoad" draw:mime-type="image/png"/></draw:frame><text:page-number text:select-page="current">0</text:page-number>/<text:page-count>3</text:page-count></text:p>
      </style:header>
    </style:master-page>
    <style:master-page style:name="First_20_Page" style:display-name="First Page" style:page-layout-name="Mpm4" draw:style-name="Mdp1" style:next-style-name="Standard">
      <style:header>
        <text:p text:style-name="Header"><draw:frame draw:style-name="Mfr2" draw:name="Grafik5" text:anchor-type="paragraph" svg:width="7.562cm" svg:height="0.951cm" draw:z-index="0"><draw:image xlink:href="Pictures/100000010000028F0000005268943CD8.png" xlink:type="simple" xlink:show="embed" xlink:actuate="onLoad" draw:mime-type="image/png"/></draw:frame></text:p>
      </style:header>
      <style:footer>
        <text:p text:style-name="MP5">conPassione gmbh . Buchshaldenstrasse 10A . CH-3661 Uetendorf <text:line-break/>Fon ++4133 345 00 92 . <text:span text:style-name="MT4">www.conpassione.ch</text:span> . info@conpassione.ch<text:line-break/>MWSt Nr. 766 877 <text:s/>FNr. CH-035.4.007.295-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4-11-08T14:37:24.107407110</meta:creation-date>
    <meta:editing-duration>P5DT22H37M</meta:editing-duration>
    <meta:generator>LibreOffice/24.2.5.2$MacOSX_X86_64 LibreOffice_project/bffef4ea93e59bebbeaf7f431bb02b1a39ee8a59</meta:generator>
    <dc:title>cp_textnew</dc:title>
    <meta:initial-creator>Renzo Bauen</meta:initial-creator>
    <dc:date>2024-12-23T11:46:47.785000262</dc:date>
    <dc:creator>Renzo Bauen</dc:creator>
    <meta:document-statistic meta:table-count="2" meta:image-count="5" meta:object-count="0" meta:page-count="3" meta:paragraph-count="90" meta:word-count="650" meta:character-count="4583" meta:non-whitespace-character-count="4012"/>
    <meta:template xlink:type="simple" xlink:actuate="onRequest" xlink:title="cp_textnew" xlink:href="../../../Library/Application%20Support/LibreOffice/4/user/template/cp_textnew.ott" meta:date="2024-11-08T14:37:23.793667711"/>
  </office:meta>
</office:document-meta>
</file>